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ResultGuardian.handle( Invocation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llResultGuardian.NullResultGuardian( MockHandler &lt; T &gt;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sultGuardian.getMock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sultGuardian.getInvocatio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